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officeooo:rsid="0011f3c9" officeooo:paragraph-rsid="0011f3c9"/>
    </style:style>
    <style:style style:name="P3" style:family="paragraph" style:parent-style-name="Heading_20_1">
      <style:text-properties style:font-name="Liberation Sans"/>
    </style:style>
    <style:style style:name="P4" style:family="paragraph" style:parent-style-name="Heading_20_2">
      <style:text-properties officeooo:rsid="0011f3c9" officeooo:paragraph-rsid="0011f3c9"/>
    </style:style>
    <style:style style:name="T1" style:family="text">
      <style:text-properties officeooo:rsid="0011b5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z</text:span>eroconf-lookup</text:h>
      <text:p text:style-name="P1">Browser WebExtension for finding local webservers using Zeroconf</text:p>
      <text:h text:style-name="P4" text:outline-level="2">WebExtensions and Zeroconf</text:h>
      <text:p text:style-name="P2">In contemporary Chrome and Firefox browsers (as well as in Safari and others) the Zeroconf discovery has been removed for security reasons. It seems the only viable alternative approach is using WebExtensions and NativeMessaging. They work quite similarly in both browsers.</text:p>
      <text:p text:style-name="P2">NativeMessaging requires an independent host application. This app needs to be installed independently from the browser by means of the operating system. The browser will nevertheless invoke and terminate the app.</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ans2" fo:font-family="'Liberation Sans'" style:font-style-name="Fett" style:font-family-generic="swiss"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3:12:55.399465443</meta:creation-date>
    <dc:date>2018-01-05T13:43:45.486631991</dc:date>
    <meta:editing-duration>PT18M54S</meta:editing-duration>
    <meta:editing-cycles>3</meta:editing-cycles>
    <meta:generator>LibreOffice/5.1.6.2$Linux_X86_64 LibreOffice_project/10m0$Build-2</meta:generator>
    <meta:document-statistic meta:table-count="0" meta:image-count="0" meta:object-count="0" meta:page-count="1" meta:paragraph-count="5" meta:word-count="84" meta:character-count="591" meta:non-whitespace-character-count="512"/>
  </office:meta>
</office:document-meta>
</file>